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" manifest:full-path="Dialogs/Standard/"/>
  <manifest:file-entry manifest:media-type="text/xml" manifest:full-path="Dialogs/basctl/dialog-lb.xml"/>
  <manifest:file-entry manifest:media-type="text/xml" manifest:full-path="Dialogs/basctl/Dialog1.xml"/>
  <manifest:file-entry manifest:media-type="" manifest:full-path="Dialogs/basctl/"/>
  <manifest:file-entry manifest:media-type="" manifest:full-path="Dialogs/"/>
  <manifest:file-entry manifest:media-type="text/xml" manifest:full-path="conten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basctl/Module1.xml"/>
  <manifest:file-entry manifest:media-type="text/xml" manifest:full-path="Basic/basctl/script-lb.xml"/>
  <manifest:file-entry manifest:media-type="" manifest:full-path="Basic/basctl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with dia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5$Build-9011</meta:generator>
    <meta:initial-creator>Stephan Wunderlich</meta:initial-creator>
    <meta:creation-date>2006-05-09T14:13:43</meta:creation-date>
    <dc:creator>Stephan Wunderlich</dc:creator>
    <dc:date>2006-05-09T14:24:01</dc:date>
    <dc:language>en-US</dc:language>
    <meta:editing-cycles>4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2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basctl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print "hallo"
End Sub
</script:module>
</file>

<file path=Basic/basctl/script-lb.xml><?xml version="1.0" encoding="utf-8"?>
<!DOCTYPE library  PUBLIC '-//OpenOffice.org//DTD OfficeDocument 1.0//EN'  'library.dtd'>
<library:library xmlns:library="http://openoffice.org/2000/library" library:name="basctl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asctl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basctl/Dialog1.xml><?xml version="1.0" encoding="utf-8"?>
<!DOCTYPE window  PUBLIC '-//OpenOffice.org//DTD OfficeDocument 1.0//EN'  'dialog.dtd'>
<dlg:window xmlns:dlg="http://openoffice.org/2000/dialog" xmlns:script="http://openoffice.org/2000/script" dlg:id="Dialog1" dlg:left="104" dlg:top="119" dlg:width="163" dlg:height="147" dlg:closeable="true" dlg:moveable="true">
  <dlg:bulletinboard>
    <dlg:button dlg:id="CommandButton1" dlg:tab-index="0" dlg:left="34" dlg:top="29" dlg:width="74" dlg:height="28" dlg:value="CommandButton1"/>
  </dlg:bulletinboard>
</dlg:window>
</file>

<file path=Dialogs/basctl/dialog-lb.xml><?xml version="1.0" encoding="utf-8"?>
<!DOCTYPE library  PUBLIC '-//OpenOffice.org//DTD OfficeDocument 1.0//EN'  'library.dtd'>
<library:library xmlns:library="http://openoffice.org/2000/library" library:name="basctl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asctl" library:link="false"/>
</library:libraries>
</file>